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writing-mode="lr-tb"/>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writing-mode="lr-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writing-mode="lr-tb"/>
      <style:text-properties style:text-position="sub 58%"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DP Alpha team (Group 8) Group Report.</text:p>
      <text:p text:style-name="P1"/>
      <text:p text:style-name="P2">Introduction.</text:p>
      <text:p text:style-name="P3">In the previous milestone we were hoping to do well during the friendly and improve the overall system to assure a good mark for the third Milestone. Unfortunately, the friendly did not go well, losing our first game, but the Milestone demonstration went very well, impressing some of the judges.</text:p>
      <text:p text:style-name="P3"/>
      <text:p text:style-name="P4">Aaron Cronin:<text:span text:style-name="T1"> Continued his work on the visual-test bench by taking images of the friendlies and tagging them. Also tested the lag between of the image processor to rule out the supposition that the vision system was slowing the entire system down. </text:span><text:span text:style-name="T2">Points: </text:span><text:span text:style-name="T1">6.</text:span></text:p>
      <text:p text:style-name="P4"><text:span text:style-name="T1"/></text:p>
      <text:p text:style-name="P4">Michael Gillon<text:span text:style-name="T1">: Assisted Michael Johnson in fixing issues with the kicker. </text:span><text:span text:style-name="T2">Points: </text:span><text:span text:style-name="T1">6.</text:span></text:p>
      <text:p text:style-name="P4"><text:span text:style-name="T1"/></text:p>
      <text:p text:style-name="P4">Laura Ionescu:<text:span text:style-name="T1"> Worked on the deterministic A.I by creating methods to facilitate the path finding such as getting behind the ball, finding the optimal point to the ball. Also worked on defending the goal in a penalty situation. </text:span><text:span text:style-name="T2">Points:</text:span><text:span text:style-name="T1"> 6.</text:span></text:p>
      <text:p text:style-name="P4"><text:span text:style-name="T1"/></text:p>
      <text:p text:style-name="P4">Michael Johnson<text:span text:style-name="T1">: Finished creating the kicker, assuring that it would be in full working condition. Also worked on the A.I with getting a point behind the ball and then working out the optimal point behind the ball, also worked on refactoring the A.I. . </text:span><text:span text:style-name="T2">Points: </text:span><text:span text:style-name="T1">9.</text:span></text:p>
      <text:p text:style-name="P4"><text:span text:style-name="T1"/></text:p>
      <text:p text:style-name="P4">Jibran Khan:<text:span text:style-name="T1"> Started work on facilitating switching between states within the A.I system. Assisted by giving ideas to the A.I team and started integrating himself into the team. </text:span><text:span text:style-name="T2">Points: </text:span><text:span text:style-name="T1">6.</text:span></text:p>
      <text:p text:style-name="P4"><text:span text:style-name="T1"/></text:p>
      <text:p text:style-name="P4">Gediminas Liktaras:<text:span text:style-name="T1"> Continued his work on the vision by improving overall performance of the direction detection. Also added barrel and 3D distortion correcting allowing us to have a better image of the pitch. </text:span><text:span text:style-name="T2">Points: </text:span><text:span text:style-name="T1">6.</text:span></text:p>
      <text:p text:style-name="P4"><text:span text:style-name="T1"/></text:p>
      <text:p text:style-name="P4">Andrei-Ion Manolache:<text:span text:style-name="T1"> Worked with the A.I team by developing a defensive strategy for the A.I when not in a penalty situation. Also worked on getting the robot to shoot during a penalty. </text:span><text:span text:style-name="T2">Points:</text:span><text:span text:style-name="T1"> 6.</text:span></text:p>
      <text:p text:style-name="P4"><text:span text:style-name="T1"/></text:p>
      <text:p text:style-name="P5">Martin Marinov:<text:span text:style-name="T2"> </text:span><text:span text:style-name="T1">Worked on the collision avoidance of the system and trying to implement a different image processor using dynamic thresholding. Also helped debug and rewrite the A.I code. </text:span><text:span text:style-name="T2">Points:</text:span><text:span text:style-name="T1"> 6.</text:span></text:p>
      <text:p text:style-name="P5"><text:span text:style-name="T1"/></text:p>
      <text:p text:style-name="P5">Paul-Jules Micolet:<text:span text:style-name="T1"> Organised an unofficial friendly to test the robot. Worked with the AI team on getting behind the ball and finding the optimal point to the ball. Also wrote a document on the structure of the A.I and how to create your own A.I within the system. </text:span><text:span text:style-name="T2">Points: </text:span><text:span text:style-name="T1">6.</text:span></text:p>
      <text:p text:style-name="P5"><text:span text:style-name="T1"/></text:p>
      <text:p text:style-name="P6">Conclusion.</text:p>
      <text:p text:style-name="P7">Overall, the disappointing results in the friendlies were a blow to the team morale but by analysing what went wrong we were able to fix a lot of issues. This allowed us to have a very good third milestone with an interesting approach to the problem. For the following weeks we plan on having prediction within our A.I to successfully complete Milestone 4 and avoid repeating the same mistakes we discovered through the first friendly.</text:p>
      <text:p text:style-name="P7"/>
      <text:p text:style-name="P7"/>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Jules Micolet</meta:initial-creator>
    <meta:creation-date>2012-03-08T11:06:49</meta:creation-date>
    <dc:date>2012-03-08T12:45:55</dc:date>
    <dc:creator>Paul-Jules Micolet</dc:creator>
    <meta:editing-duration>PT01H39M08S</meta:editing-duration>
    <meta:editing-cycles>31</meta:editing-cycles>
    <meta:generator>OpenOffice.org/3.2$Unix OpenOffice.org_project/320m19$Build-9505</meta:generator>
    <meta:document-statistic meta:table-count="0" meta:image-count="0" meta:object-count="0" meta:page-count="2" meta:paragraph-count="14" meta:word-count="457" meta:character-count="2718"/>
  </office:meta>
</office:document-meta>
</file>